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f6666" draw:auto-grow-height="true" draw:auto-grow-width="false" fo:max-height="0cm" fo:min-height="1.423cm"/>
    </style:style>
    <style:style style:name="gr2" style:family="graphic" style:parent-style-name="standard">
      <style:graphic-properties draw:stroke="none" svg:stroke-color="#000000" draw:fill="solid" draw:fill-color="#ffff66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solid" draw:fill-color="#ffff99" draw:auto-grow-height="true" draw:auto-grow-width="false" fo:max-height="0cm" fo:min-height="0.7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ffff99" draw:opacity="100%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4cm" fo:min-width="0cm"/>
    </style:style>
    <style:style style:name="gr7" style:family="graphic" style:parent-style-name="standard">
      <style:graphic-properties draw:stroke="none" svg:stroke-color="#000000" draw:fill="solid" draw:fill-color="#ffff99" draw:opacity="100%" draw:auto-grow-height="true" draw:auto-grow-width="false" fo:max-height="0cm" fo:min-height="0.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3cm" fo:min-width="0cm"/>
    </style:style>
    <style:style style:name="gr9" style:family="graphic" style:parent-style-name="standard">
      <style:graphic-properties draw:stroke="none" svg:stroke-color="#000000" draw:fill="solid" draw:fill-color="#ffff99" draw:opacity="100%" draw:auto-grow-height="true" draw:auto-grow-width="false" fo:max-height="0cm" fo:min-height="0.712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13" style:family="graphic" style:parent-style-name="standard">
      <style:graphic-properties draw:stroke="none" svg:stroke-color="#000000" draw:fill="solid" draw:fill-color="#ffff99" draw:opacity="100%" draw:auto-grow-height="true" draw:auto-grow-width="false" fo:max-height="0cm" fo:min-height="0.47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6666"/>
      <style:paragraph-properties fo:text-align="center"/>
    </style:style>
    <style:style style:name="P3" style:family="paragraph">
      <loext:graphic-properties draw:fill="solid" draw:fill-color="#ffff66"/>
      <style:paragraph-properties fo:text-align="center"/>
    </style:style>
    <style:style style:name="P4" style:family="paragraph">
      <loext:graphic-properties draw:fill="solid" draw:fill-color="#ffff9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99" draw:opacity="100%"/>
    </style:style>
    <style:style style:name="P7" style:family="paragraph">
      <style:paragraph-properties fo:text-align="center"/>
      <style:text-properties fo:font-size="12pt"/>
    </style:style>
    <style:style style:name="P8" style:family="paragraph">
      <loext:graphic-properties draw:fill="none" draw:fill-color="#ffffff"/>
      <style:paragraph-properties fo:text-align="center"/>
      <style:text-properties fo:font-size="12pt"/>
    </style:style>
    <style:style style:name="P9" style:family="paragraph">
      <loext:graphic-properties draw:fill="solid" draw:fill-color="#ffff99" draw:opacity="100%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16pt"/>
    </style:style>
    <style:style style:name="P12" style:family="paragraph">
      <loext:graphic-properties draw:fill="none" draw:fill-color="#ffffff"/>
      <style:text-properties fo:font-size="16pt"/>
    </style:style>
    <style:style style:name="P13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xml:id="id1" draw:id="id1" draw:layer="layout" svg:width="8.2cm" svg:height="1.673cm" svg:x="9.8cm" svg:y="0.127cm">
          <draw:text-box>
            <text:p text:style-name="P1">Extensão Psicológica</text:p>
            <text:p text:style-name="P1">(index)</text:p>
          </draw:text-box>
        </draw:frame>
        <draw:frame draw:style-name="gr2" draw:text-style-name="P3" draw:layer="layout" svg:width="7.8cm" svg:height="0.962cm" svg:x="0.6cm" svg:y="2.038cm">
          <draw:text-box>
            <text:p text:style-name="P1">Tela de Login</text:p>
          </draw:text-box>
        </draw:frame>
        <draw:frame draw:style-name="gr3" draw:text-style-name="P4" draw:layer="layout" svg:width="5.2cm" svg:height="0.962cm" svg:x="13.6cm" svg:y="6.8cm">
          <draw:text-box>
            <text:p text:style-name="P1"><text:s/>Perfil Aluno</text:p>
          </draw:text-box>
        </draw:frame>
        <draw:line draw:style-name="gr4" draw:text-style-name="P5" draw:layer="layout" svg:x1="7.2cm" svg:y1="0.8cm" svg:x2="7.2cm" svg:y2="2.038cm">
          <text:p/>
        </draw:line>
        <draw:frame draw:style-name="gr5" draw:text-style-name="P6" xml:id="id4" draw:id="id4" draw:layer="layout" svg:width="2.4cm" svg:height="1cm" svg:x="15cm" svg:y="5.6cm">
          <draw:text-box>
            <text:p>Config</text:p>
          </draw:text-box>
        </draw:frame>
        <draw:frame draw:style-name="gr6" draw:text-style-name="P8" draw:layer="layout" svg:width="5.723cm" svg:height="0.725cm" draw:transform="rotate (-0.0200712863979347) translate (19.815cm 5.6cm)">
          <draw:text-box>
            <text:p text:style-name="P7">Acessar configurações?</text:p>
          </draw:text-box>
        </draw:frame>
        <draw:frame draw:style-name="gr7" draw:text-style-name="P9" xml:id="id3" draw:id="id3" draw:layer="layout" svg:width="4.6cm" svg:height="0.962cm" svg:x="13.897cm" svg:y="4.438cm">
          <draw:text-box>
            <text:p text:style-name="P1">Tela relatos</text:p>
          </draw:text-box>
        </draw:frame>
        <draw:frame draw:style-name="gr8" draw:text-style-name="P10" draw:layer="layout" svg:width="5.593cm" svg:height="0.803cm" draw:transform="rotate (0.00680678408277789) translate (19.802cm 4.438cm)">
          <draw:text-box>
            <text:p><text:span text:style-name="T1">Gerar Relato?</text:span></text:p>
          </draw:text-box>
        </draw:frame>
        <draw:frame draw:style-name="gr9" draw:text-style-name="P6" xml:id="id2" draw:id="id2" draw:layer="layout" svg:width="3.6cm" svg:height="0.962cm" svg:x="14.4cm" svg:y="3.2cm">
          <draw:text-box>
            <text:p>Calendário</text:p>
          </draw:text-box>
        </draw:frame>
        <draw:line draw:style-name="gr10" draw:text-style-name="P5" draw:layer="layout" svg:x1="8.4cm" svg:y1="2.8cm" svg:x2="10.563cm" svg:y2="2.8cm">
          <text:p/>
        </draw:line>
        <draw:line draw:style-name="gr4" draw:text-style-name="P5" draw:layer="layout" svg:x1="10.563cm" svg:y1="2.8cm" svg:x2="10.563cm" svg:y2="1.8cm">
          <text:p/>
        </draw:line>
        <draw:frame draw:style-name="gr11" draw:text-style-name="P10" draw:layer="layout" svg:width="2.8cm" svg:height="2.206cm" svg:x="8.2cm" svg:y="3.194cm">
          <draw:text-box>
            <text:p><text:span text:style-name="T2">Acessar</text:span></text:p>
            <text:p><text:span text:style-name="T2">Meu perfil?</text:span></text:p>
          </draw:text-box>
        </draw:frame>
        <draw:frame draw:style-name="gr12" draw:text-style-name="P12" draw:layer="layout" svg:width="6.4cm" svg:height="0.878cm" svg:x="19.8cm" svg:y="3.202cm">
          <draw:text-box>
            <text:p text:style-name="P11"><text:span text:style-name="T3">Acessar calendário?</text:span></text:p>
          </draw:text-box>
        </draw:frame>
        <draw:line draw:style-name="gr10" draw:text-style-name="P5" draw:layer="layout" svg:x1="9.8cm" svg:y1="0.8cm" svg:x2="7.2cm" svg:y2="0.8cm">
          <text:p/>
        </draw:line>
        <draw:frame draw:style-name="gr11" draw:text-style-name="P10" draw:layer="layout" svg:width="2.8cm" svg:height="2.206cm" svg:x="8.2cm" svg:y="3.194cm">
          <draw:text-box>
            <text:p><text:span text:style-name="T2">Acessar</text:span></text:p>
            <text:p><text:span text:style-name="T2">Meu perfil?</text:span></text:p>
          </draw:text-box>
        </draw:frame>
        <draw:connector draw:style-name="gr4" draw:text-style-name="P5" draw:layer="layout" draw:type="lines" svg:x1="18cm" svg:y1="0.963cm" svg:x2="18cm" svg:y2="3.681cm" draw:start-shape="id1" draw:start-glue-point="1" draw:end-shape="id2" draw:end-glue-point="1" svg:d="M18000 963h500v2718h-500" svg:viewBox="0 0 501 2719">
          <text:p/>
        </draw:connector>
        <draw:connector draw:style-name="gr4" draw:text-style-name="P5" draw:layer="layout" draw:type="lines" draw:line-skew="0.497cm" svg:x1="18cm" svg:y1="0.963cm" svg:x2="18.497cm" svg:y2="4.919cm" draw:start-shape="id1" draw:start-glue-point="1" draw:end-shape="id3" draw:end-glue-point="1" svg:d="M18000 963h997v3956h-500" svg:viewBox="0 0 998 3957">
          <text:p/>
        </draw:connector>
        <draw:connector draw:style-name="gr4" draw:text-style-name="P5" draw:layer="layout" draw:type="lines" draw:line-skew="1.1cm 1.7cm" svg:x1="18cm" svg:y1="0.963cm" svg:x2="17.4cm" svg:y2="6.1cm" draw:start-shape="id1" draw:start-glue-point="1" draw:end-shape="id4" draw:end-glue-point="1" svg:d="M18000 963h1600v5137h-2200" svg:viewBox="0 0 2201 5138">
          <text:p/>
        </draw:connector>
        <draw:frame draw:style-name="gr1" draw:text-style-name="P2" xml:id="id5" draw:id="id5" draw:layer="layout" svg:width="8.2cm" svg:height="1.673cm" svg:x="9.8cm" svg:y="11.4cm">
          <draw:text-box>
            <text:p text:style-name="P1">Extensão Psicológica</text:p>
            <text:p text:style-name="P1">(index)</text:p>
          </draw:text-box>
        </draw:frame>
        <draw:frame draw:style-name="gr2" draw:text-style-name="P3" draw:layer="layout" svg:width="7.8cm" svg:height="0.962cm" svg:x="0.6cm" svg:y="13.311cm">
          <draw:text-box>
            <text:p text:style-name="P1">Tela de Login</text:p>
          </draw:text-box>
        </draw:frame>
        <draw:frame draw:style-name="gr3" draw:text-style-name="P4" draw:layer="layout" svg:width="5.2cm" svg:height="0.962cm" svg:x="13.6cm" svg:y="18.073cm">
          <draw:text-box>
            <text:p text:style-name="P1"><text:s/>Perfil Psicólogo</text:p>
          </draw:text-box>
        </draw:frame>
        <draw:line draw:style-name="gr4" draw:text-style-name="P5" draw:layer="layout" svg:x1="7.2cm" svg:y1="12.073cm" svg:x2="7.2cm" svg:y2="13.311cm">
          <text:p/>
        </draw:line>
        <draw:frame draw:style-name="gr5" draw:text-style-name="P6" xml:id="id8" draw:id="id8" draw:layer="layout" svg:width="2.4cm" svg:height="1cm" svg:x="15cm" svg:y="16.873cm">
          <draw:text-box>
            <text:p>Config</text:p>
          </draw:text-box>
        </draw:frame>
        <draw:frame draw:style-name="gr6" draw:text-style-name="P8" draw:layer="layout" svg:width="5.723cm" svg:height="0.725cm" draw:transform="rotate (-0.0200712863979347) translate (19.815cm 16.873cm)">
          <draw:text-box>
            <text:p text:style-name="P7">Acessar configurações?</text:p>
          </draw:text-box>
        </draw:frame>
        <draw:frame draw:style-name="gr13" draw:text-style-name="P9" xml:id="id7" draw:id="id7" draw:layer="layout" svg:width="5.697cm" svg:height="0.962cm" svg:x="12.8cm" svg:y="15.711cm">
          <draw:text-box>
            <text:p text:style-name="P1">Meus Pacientes</text:p>
          </draw:text-box>
        </draw:frame>
        <draw:frame draw:style-name="gr8" draw:text-style-name="P10" draw:layer="layout" svg:width="5.593cm" svg:height="0.803cm" draw:transform="rotate (0.00680678408277789) translate (19.802cm 15.711cm)">
          <draw:text-box>
            <text:p><text:span text:style-name="T1">Gerar </text:span><text:span text:style-name="T1">Relato?</text:span></text:p>
          </draw:text-box>
        </draw:frame>
        <draw:frame draw:style-name="gr9" draw:text-style-name="P6" xml:id="id6" draw:id="id6" draw:layer="layout" svg:width="3.6cm" svg:height="0.962cm" svg:x="14.4cm" svg:y="14.473cm">
          <draw:text-box>
            <text:p>Calendário</text:p>
          </draw:text-box>
        </draw:frame>
        <draw:line draw:style-name="gr10" draw:text-style-name="P5" draw:layer="layout" svg:x1="8.4cm" svg:y1="14.073cm" svg:x2="10.563cm" svg:y2="14.073cm">
          <text:p/>
        </draw:line>
        <draw:line draw:style-name="gr4" draw:text-style-name="P5" draw:layer="layout" svg:x1="10.563cm" svg:y1="14.073cm" svg:x2="10.563cm" svg:y2="13.073cm">
          <text:p/>
        </draw:line>
        <draw:frame draw:style-name="gr11" draw:text-style-name="P10" draw:layer="layout" svg:width="2.8cm" svg:height="2.206cm" svg:x="8.2cm" svg:y="14.467cm">
          <draw:text-box>
            <text:p><text:span text:style-name="T2">Acessar</text:span></text:p>
            <text:p><text:span text:style-name="T2">Meu </text:span><text:span text:style-name="T2">perfil?</text:span></text:p>
          </draw:text-box>
        </draw:frame>
        <draw:frame draw:style-name="gr14" draw:text-style-name="P10" draw:layer="layout" svg:width="5.2cm" svg:height="0.802cm" svg:x="19.8cm" svg:y="14.475cm">
          <draw:text-box>
            <text:p><text:span text:style-name="T1">Acessar calendário?</text:span></text:p>
          </draw:text-box>
        </draw:frame>
        <draw:line draw:style-name="gr10" draw:text-style-name="P5" draw:layer="layout" svg:x1="9.8cm" svg:y1="12.073cm" svg:x2="7.2cm" svg:y2="12.073cm">
          <text:p/>
        </draw:line>
        <draw:frame draw:style-name="gr15" draw:text-style-name="P10" draw:layer="layout" svg:width="6cm" svg:height="0.839cm" svg:x="20cm" svg:y="17.996cm">
          <draw:text-box>
            <text:p><text:span text:style-name="T2">Acessar meu perfil?</text:span></text:p>
          </draw:text-box>
        </draw:frame>
        <draw:connector draw:style-name="gr4" draw:text-style-name="P5" draw:layer="layout" draw:type="lines" svg:x1="18cm" svg:y1="12.236cm" svg:x2="18cm" svg:y2="14.954cm" draw:start-shape="id5" draw:start-glue-point="1" draw:end-shape="id6" draw:end-glue-point="1" svg:d="M18000 12236h500v2718h-500" svg:viewBox="0 0 501 2719">
          <text:p/>
        </draw:connector>
        <draw:connector draw:style-name="gr4" draw:text-style-name="P5" draw:layer="layout" draw:type="lines" draw:line-skew="0.497cm" svg:x1="18cm" svg:y1="12.236cm" svg:x2="18.497cm" svg:y2="16.192cm" draw:start-shape="id5" draw:start-glue-point="1" draw:end-shape="id7" draw:end-glue-point="1" svg:d="M18000 12236h997v3956h-500" svg:viewBox="0 0 998 3957">
          <text:p/>
        </draw:connector>
        <draw:connector draw:style-name="gr4" draw:text-style-name="P5" draw:layer="layout" draw:type="lines" draw:line-skew="1.1cm 1.7cm" svg:x1="18cm" svg:y1="12.236cm" svg:x2="17.4cm" svg:y2="17.373cm" draw:start-shape="id5" draw:start-glue-point="1" draw:end-shape="id8" draw:end-glue-point="1" svg:d="M18000 12236h1600v5137h-2200" svg:viewBox="0 0 2201 5138">
          <text:p/>
        </draw:connector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8T15:37:13.767780415</meta:creation-date>
    <dc:date>2017-09-28T17:46:47.694869751</dc:date>
    <meta:editing-duration>PT57M19S</meta:editing-duration>
    <meta:editing-cycles>1</meta:editing-cycles>
    <meta:document-statistic meta:object-count="59"/>
    <meta:generator>LibreOffice/5.1.6.2$Linux_X86_64 LibreOffice_project/10m0$Build-2</meta:generator>
  </office:meta>
</office:document-meta>
</file>